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A000002F1E55C662CA5DB2E2C.png" manifest:media-type="image/png"/>
  <manifest:file-entry manifest:full-path="Pictures/10000001000004FA000002F12F9F19ABD7CA65F3.png" manifest:media-type="image/png"/>
  <manifest:file-entry manifest:full-path="Pictures/10000001000004FA000002F1725F01A5CD7F8BE1.png" manifest:media-type="image/png"/>
  <manifest:file-entry manifest:full-path="Pictures/10000001000004FA000002F1AA76C357B6340582.png" manifest:media-type="image/png"/>
  <manifest:file-entry manifest:full-path="Pictures/10000001000004FA000002F1BCFBAB0640BA9BC4.png" manifest:media-type="image/png"/>
  <manifest:file-entry manifest:full-path="Pictures/10000001000004FA000002F1EDA0B572521B4858.png" manifest:media-type="image/png"/>
  <manifest:file-entry manifest:full-path="Pictures/10000001000004FA000002F1D3946499457DF960.png" manifest:media-type="image/png"/>
  <manifest:file-entry manifest:full-path="Pictures/10000001000004FA000002F14D743EB510035683.png" manifest:media-type="image/png"/>
  <manifest:file-entry manifest:full-path="Pictures/10000001000004FA000002F152F38CDEBCFA69E0.png" manifest:media-type="image/png"/>
  <manifest:file-entry manifest:full-path="Pictures/10000001000004FA000002F1943E8237EEEDCA2F.png" manifest:media-type="image/png"/>
  <manifest:file-entry manifest:full-path="Pictures/10000001000004FA000002F13DD6EBB8AC033CB5.png" manifest:media-type="image/png"/>
  <manifest:file-entry manifest:full-path="Pictures/10000001000004FA000002F1531B98C1DF4D0DC1.png" manifest:media-type="image/png"/>
  <manifest:file-entry manifest:full-path="Pictures/10000001000004FA000002F16030F77DF49670CF.png" manifest:media-type="image/png"/>
  <manifest:file-entry manifest:full-path="Pictures/10000001000004FA000002F1A86C8767A0EEDF8E.png" manifest:media-type="image/png"/>
  <manifest:file-entry manifest:full-path="Pictures/10000001000004FA000002F17C11B9AA4771ADA8.png" manifest:media-type="image/png"/>
  <manifest:file-entry manifest:full-path="Pictures/10000001000004FA000002F1453E726C006EBF94.png" manifest:media-type="image/png"/>
  <manifest:file-entry manifest:full-path="Pictures/10000001000004FA000002F1FF80438C5146E314.png" manifest:media-type="image/png"/>
  <manifest:file-entry manifest:full-path="Pictures/10000001000004FA000002F1DCA4DA4E3D7A7D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.2cm" svg:height="15.484cm" svg:x="1.2cm" svg:y="0.138cm">
          <draw:image xlink:href="Pictures/10000001000004FA000002F1725F01A5CD7F8B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.2cm" svg:height="15.484cm" svg:x="1.2cm" svg:y="0.138cm">
          <draw:image xlink:href="Pictures/10000001000004FA000002F1725F01A5CD7F8BE1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7cm">
          <draw:image xlink:href="Pictures/10000001000004FA000002F12F9F19ABD7CA65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.2cm" svg:height="15.484cm" svg:x="1.2cm" svg:y="0.138cm">
          <draw:image xlink:href="Pictures/10000001000004FA000002F1725F01A5CD7F8BE1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7cm">
          <draw:image xlink:href="Pictures/10000001000004FA000002F12F9F19ABD7CA65F3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E55C662CA5DB2E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.2cm" svg:height="15.484cm" svg:x="1.2cm" svg:y="0.138cm">
          <draw:image xlink:href="Pictures/10000001000004FA000002F1725F01A5CD7F8BE1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7cm">
          <draw:image xlink:href="Pictures/10000001000004FA000002F12F9F19ABD7CA65F3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E55C662CA5DB2E2C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BCFBAB0640BA9B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.2cm" svg:height="15.484cm" svg:x="1.2cm" svg:y="0.138cm">
          <draw:image xlink:href="Pictures/10000001000004FA000002F1725F01A5CD7F8BE1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7cm">
          <draw:image xlink:href="Pictures/10000001000004FA000002F12F9F19ABD7CA65F3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E55C662CA5DB2E2C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BCFBAB0640BA9BC4.png" xlink:type="simple" xlink:show="embed" xlink:actuate="onLoad" draw:mime-type="image/png">
            <text:p/>
          </draw:image>
        </draw:frame>
        <draw:frame draw:style-name="gr1" draw:text-style-name="P1" draw:layer="layout" svg:width="26.189cm" svg:height="15.478cm" svg:x="1.211cm" svg:y="0.133cm">
          <draw:image xlink:href="Pictures/10000001000004FA000002F1AA76C357B63405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.2cm" svg:height="15.484cm" svg:x="1.2cm" svg:y="0.138cm">
          <draw:image xlink:href="Pictures/10000001000004FA000002F1725F01A5CD7F8BE1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7cm">
          <draw:image xlink:href="Pictures/10000001000004FA000002F12F9F19ABD7CA65F3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E55C662CA5DB2E2C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BCFBAB0640BA9BC4.png" xlink:type="simple" xlink:show="embed" xlink:actuate="onLoad" draw:mime-type="image/png">
            <text:p/>
          </draw:image>
        </draw:frame>
        <draw:frame draw:style-name="gr1" draw:text-style-name="P1" draw:layer="layout" svg:width="26.189cm" svg:height="15.478cm" svg:x="1.211cm" svg:y="0.133cm">
          <draw:image xlink:href="Pictures/10000001000004FA000002F1AA76C357B6340582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D3946499457DF9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.2cm" svg:height="15.484cm" svg:x="1.2cm" svg:y="0.138cm">
          <draw:image xlink:href="Pictures/10000001000004FA000002F1725F01A5CD7F8BE1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7cm">
          <draw:image xlink:href="Pictures/10000001000004FA000002F12F9F19ABD7CA65F3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E55C662CA5DB2E2C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BCFBAB0640BA9BC4.png" xlink:type="simple" xlink:show="embed" xlink:actuate="onLoad" draw:mime-type="image/png">
            <text:p/>
          </draw:image>
        </draw:frame>
        <draw:frame draw:style-name="gr1" draw:text-style-name="P1" draw:layer="layout" svg:width="26.189cm" svg:height="15.478cm" svg:x="1.211cm" svg:y="0.133cm">
          <draw:image xlink:href="Pictures/10000001000004FA000002F1AA76C357B6340582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D3946499457DF960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8cm">
          <draw:image xlink:href="Pictures/10000001000004FA000002F152F38CDEBCFA69E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.2cm" svg:height="15.484cm" svg:x="1.2cm" svg:y="0.138cm">
          <draw:image xlink:href="Pictures/10000001000004FA000002F1725F01A5CD7F8BE1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7cm">
          <draw:image xlink:href="Pictures/10000001000004FA000002F12F9F19ABD7CA65F3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E55C662CA5DB2E2C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BCFBAB0640BA9BC4.png" xlink:type="simple" xlink:show="embed" xlink:actuate="onLoad" draw:mime-type="image/png">
            <text:p/>
          </draw:image>
        </draw:frame>
        <draw:frame draw:style-name="gr1" draw:text-style-name="P1" draw:layer="layout" svg:width="26.189cm" svg:height="15.478cm" svg:x="1.211cm" svg:y="0.133cm">
          <draw:image xlink:href="Pictures/10000001000004FA000002F1AA76C357B6340582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D3946499457DF960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8cm">
          <draw:image xlink:href="Pictures/10000001000004FA000002F152F38CDEBCFA69E0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8cm">
          <draw:image xlink:href="Pictures/10000001000004FA000002F14D743EB51003568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.2cm" svg:height="15.484cm" svg:x="1.2cm" svg:y="0.138cm">
          <draw:image xlink:href="Pictures/10000001000004FA000002F1725F01A5CD7F8BE1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7cm">
          <draw:image xlink:href="Pictures/10000001000004FA000002F12F9F19ABD7CA65F3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E55C662CA5DB2E2C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BCFBAB0640BA9BC4.png" xlink:type="simple" xlink:show="embed" xlink:actuate="onLoad" draw:mime-type="image/png">
            <text:p/>
          </draw:image>
        </draw:frame>
        <draw:frame draw:style-name="gr1" draw:text-style-name="P1" draw:layer="layout" svg:width="26.189cm" svg:height="15.478cm" svg:x="1.211cm" svg:y="0.133cm">
          <draw:image xlink:href="Pictures/10000001000004FA000002F1AA76C357B6340582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D3946499457DF960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8cm">
          <draw:image xlink:href="Pictures/10000001000004FA000002F152F38CDEBCFA69E0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8cm">
          <draw:image xlink:href="Pictures/10000001000004FA000002F14D743EB510035683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3cm">
          <draw:image xlink:href="Pictures/10000001000004FA000002F1943E8237EEEDCA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.2cm" svg:height="15.484cm" svg:x="1.2cm" svg:y="0.138cm">
          <draw:image xlink:href="Pictures/10000001000004FA000002F1725F01A5CD7F8BE1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7cm">
          <draw:image xlink:href="Pictures/10000001000004FA000002F12F9F19ABD7CA65F3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E55C662CA5DB2E2C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BCFBAB0640BA9BC4.png" xlink:type="simple" xlink:show="embed" xlink:actuate="onLoad" draw:mime-type="image/png">
            <text:p/>
          </draw:image>
        </draw:frame>
        <draw:frame draw:style-name="gr1" draw:text-style-name="P1" draw:layer="layout" svg:width="26.189cm" svg:height="15.478cm" svg:x="1.211cm" svg:y="0.133cm">
          <draw:image xlink:href="Pictures/10000001000004FA000002F1AA76C357B6340582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D3946499457DF960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8cm">
          <draw:image xlink:href="Pictures/10000001000004FA000002F152F38CDEBCFA69E0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8cm">
          <draw:image xlink:href="Pictures/10000001000004FA000002F14D743EB510035683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3cm">
          <draw:image xlink:href="Pictures/10000001000004FA000002F1943E8237EEEDCA2F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531B98C1DF4D0D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.2cm" svg:height="15.484cm" svg:x="1.2cm" svg:y="0.138cm">
          <draw:image xlink:href="Pictures/10000001000004FA000002F1725F01A5CD7F8BE1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7cm">
          <draw:image xlink:href="Pictures/10000001000004FA000002F12F9F19ABD7CA65F3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E55C662CA5DB2E2C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BCFBAB0640BA9BC4.png" xlink:type="simple" xlink:show="embed" xlink:actuate="onLoad" draw:mime-type="image/png">
            <text:p/>
          </draw:image>
        </draw:frame>
        <draw:frame draw:style-name="gr1" draw:text-style-name="P1" draw:layer="layout" svg:width="26.189cm" svg:height="15.478cm" svg:x="1.211cm" svg:y="0.133cm">
          <draw:image xlink:href="Pictures/10000001000004FA000002F1AA76C357B6340582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D3946499457DF960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8cm">
          <draw:image xlink:href="Pictures/10000001000004FA000002F152F38CDEBCFA69E0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8cm">
          <draw:image xlink:href="Pictures/10000001000004FA000002F14D743EB510035683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3cm">
          <draw:image xlink:href="Pictures/10000001000004FA000002F1943E8237EEEDCA2F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531B98C1DF4D0DC1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3DD6EBB8AC033C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.2cm" svg:height="15.484cm" svg:x="1.2cm" svg:y="0.138cm">
          <draw:image xlink:href="Pictures/10000001000004FA000002F1725F01A5CD7F8BE1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7cm">
          <draw:image xlink:href="Pictures/10000001000004FA000002F12F9F19ABD7CA65F3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E55C662CA5DB2E2C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BCFBAB0640BA9BC4.png" xlink:type="simple" xlink:show="embed" xlink:actuate="onLoad" draw:mime-type="image/png">
            <text:p/>
          </draw:image>
        </draw:frame>
        <draw:frame draw:style-name="gr1" draw:text-style-name="P1" draw:layer="layout" svg:width="26.189cm" svg:height="15.478cm" svg:x="1.211cm" svg:y="0.133cm">
          <draw:image xlink:href="Pictures/10000001000004FA000002F1AA76C357B6340582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D3946499457DF960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8cm">
          <draw:image xlink:href="Pictures/10000001000004FA000002F152F38CDEBCFA69E0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8cm">
          <draw:image xlink:href="Pictures/10000001000004FA000002F14D743EB510035683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3cm">
          <draw:image xlink:href="Pictures/10000001000004FA000002F1943E8237EEEDCA2F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531B98C1DF4D0DC1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3DD6EBB8AC033CB5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EDA0B572521B48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.2cm" svg:height="15.484cm" svg:x="1.2cm" svg:y="0.138cm">
          <draw:image xlink:href="Pictures/10000001000004FA000002F1725F01A5CD7F8BE1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7cm">
          <draw:image xlink:href="Pictures/10000001000004FA000002F12F9F19ABD7CA65F3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E55C662CA5DB2E2C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BCFBAB0640BA9BC4.png" xlink:type="simple" xlink:show="embed" xlink:actuate="onLoad" draw:mime-type="image/png">
            <text:p/>
          </draw:image>
        </draw:frame>
        <draw:frame draw:style-name="gr1" draw:text-style-name="P1" draw:layer="layout" svg:width="26.189cm" svg:height="15.478cm" svg:x="1.211cm" svg:y="0.133cm">
          <draw:image xlink:href="Pictures/10000001000004FA000002F1AA76C357B6340582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D3946499457DF960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8cm">
          <draw:image xlink:href="Pictures/10000001000004FA000002F152F38CDEBCFA69E0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8cm">
          <draw:image xlink:href="Pictures/10000001000004FA000002F14D743EB510035683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3cm">
          <draw:image xlink:href="Pictures/10000001000004FA000002F1943E8237EEEDCA2F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531B98C1DF4D0DC1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3DD6EBB8AC033CB5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EDA0B572521B4858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3cm">
          <draw:image xlink:href="Pictures/10000001000004FA000002F16030F77DF49670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.2cm" svg:height="15.484cm" svg:x="1.2cm" svg:y="0.138cm">
          <draw:image xlink:href="Pictures/10000001000004FA000002F1725F01A5CD7F8BE1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7cm">
          <draw:image xlink:href="Pictures/10000001000004FA000002F12F9F19ABD7CA65F3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E55C662CA5DB2E2C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BCFBAB0640BA9BC4.png" xlink:type="simple" xlink:show="embed" xlink:actuate="onLoad" draw:mime-type="image/png">
            <text:p/>
          </draw:image>
        </draw:frame>
        <draw:frame draw:style-name="gr1" draw:text-style-name="P1" draw:layer="layout" svg:width="26.189cm" svg:height="15.478cm" svg:x="1.211cm" svg:y="0.133cm">
          <draw:image xlink:href="Pictures/10000001000004FA000002F1AA76C357B6340582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D3946499457DF960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8cm">
          <draw:image xlink:href="Pictures/10000001000004FA000002F152F38CDEBCFA69E0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8cm">
          <draw:image xlink:href="Pictures/10000001000004FA000002F14D743EB510035683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3cm">
          <draw:image xlink:href="Pictures/10000001000004FA000002F1943E8237EEEDCA2F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531B98C1DF4D0DC1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3DD6EBB8AC033CB5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EDA0B572521B4858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3cm">
          <draw:image xlink:href="Pictures/10000001000004FA000002F16030F77DF49670CF.png" xlink:type="simple" xlink:show="embed" xlink:actuate="onLoad" draw:mime-type="image/png">
            <text:p/>
          </draw:image>
        </draw:frame>
        <draw:frame draw:style-name="gr1" draw:text-style-name="P1" draw:layer="layout" svg:width="26.151cm" svg:height="15.455cm" svg:x="1.23cm" svg:y="0.133cm">
          <draw:image xlink:href="Pictures/10000001000004FA000002F1A86C8767A0EEDF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.2cm" svg:height="15.484cm" svg:x="1.2cm" svg:y="0.138cm">
          <draw:image xlink:href="Pictures/10000001000004FA000002F1725F01A5CD7F8BE1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7cm">
          <draw:image xlink:href="Pictures/10000001000004FA000002F12F9F19ABD7CA65F3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E55C662CA5DB2E2C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BCFBAB0640BA9BC4.png" xlink:type="simple" xlink:show="embed" xlink:actuate="onLoad" draw:mime-type="image/png">
            <text:p/>
          </draw:image>
        </draw:frame>
        <draw:frame draw:style-name="gr1" draw:text-style-name="P1" draw:layer="layout" svg:width="26.189cm" svg:height="15.478cm" svg:x="1.211cm" svg:y="0.133cm">
          <draw:image xlink:href="Pictures/10000001000004FA000002F1AA76C357B6340582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D3946499457DF960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8cm">
          <draw:image xlink:href="Pictures/10000001000004FA000002F152F38CDEBCFA69E0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8cm">
          <draw:image xlink:href="Pictures/10000001000004FA000002F14D743EB510035683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3cm">
          <draw:image xlink:href="Pictures/10000001000004FA000002F1943E8237EEEDCA2F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531B98C1DF4D0DC1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3DD6EBB8AC033CB5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EDA0B572521B4858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3cm">
          <draw:image xlink:href="Pictures/10000001000004FA000002F16030F77DF49670CF.png" xlink:type="simple" xlink:show="embed" xlink:actuate="onLoad" draw:mime-type="image/png">
            <text:p/>
          </draw:image>
        </draw:frame>
        <draw:frame draw:style-name="gr1" draw:text-style-name="P1" draw:layer="layout" svg:width="26.151cm" svg:height="15.455cm" svg:x="1.23cm" svg:y="0.133cm">
          <draw:image xlink:href="Pictures/10000001000004FA000002F1A86C8767A0EEDF8E.png" xlink:type="simple" xlink:show="embed" xlink:actuate="onLoad" draw:mime-type="image/png">
            <text:p/>
          </draw:image>
        </draw:frame>
        <draw:frame draw:style-name="gr1" draw:text-style-name="P1" draw:layer="layout" svg:width="26.151cm" svg:height="15.455cm" svg:x="1.23cm" svg:y="0.138cm">
          <draw:image xlink:href="Pictures/10000001000004FA000002F17C11B9AA4771AD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6.2cm" svg:height="15.484cm" svg:x="1.2cm" svg:y="0.138cm">
          <draw:image xlink:href="Pictures/10000001000004FA000002F1725F01A5CD7F8BE1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7cm">
          <draw:image xlink:href="Pictures/10000001000004FA000002F12F9F19ABD7CA65F3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E55C662CA5DB2E2C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BCFBAB0640BA9BC4.png" xlink:type="simple" xlink:show="embed" xlink:actuate="onLoad" draw:mime-type="image/png">
            <text:p/>
          </draw:image>
        </draw:frame>
        <draw:frame draw:style-name="gr1" draw:text-style-name="P1" draw:layer="layout" svg:width="26.189cm" svg:height="15.478cm" svg:x="1.211cm" svg:y="0.133cm">
          <draw:image xlink:href="Pictures/10000001000004FA000002F1AA76C357B6340582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D3946499457DF960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8cm">
          <draw:image xlink:href="Pictures/10000001000004FA000002F152F38CDEBCFA69E0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8cm">
          <draw:image xlink:href="Pictures/10000001000004FA000002F14D743EB510035683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3cm">
          <draw:image xlink:href="Pictures/10000001000004FA000002F1943E8237EEEDCA2F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531B98C1DF4D0DC1.png" xlink:type="simple" xlink:show="embed" xlink:actuate="onLoad" draw:mime-type="image/png">
            <text:p/>
          </draw:image>
        </draw:frame>
        <draw:frame draw:style-name="gr1" draw:text-style-name="P1" draw:layer="layout" svg:width="26.17cm" svg:height="15.467cm" svg:x="1.211cm" svg:y="0.138cm">
          <draw:image xlink:href="Pictures/10000001000004FA000002F13DD6EBB8AC033CB5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EDA0B572521B4858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3cm">
          <draw:image xlink:href="Pictures/10000001000004FA000002F16030F77DF49670CF.png" xlink:type="simple" xlink:show="embed" xlink:actuate="onLoad" draw:mime-type="image/png">
            <text:p/>
          </draw:image>
        </draw:frame>
        <draw:frame draw:style-name="gr1" draw:text-style-name="P1" draw:layer="layout" svg:width="26.151cm" svg:height="15.455cm" svg:x="1.23cm" svg:y="0.133cm">
          <draw:image xlink:href="Pictures/10000001000004FA000002F1A86C8767A0EEDF8E.png" xlink:type="simple" xlink:show="embed" xlink:actuate="onLoad" draw:mime-type="image/png">
            <text:p/>
          </draw:image>
        </draw:frame>
        <draw:frame draw:style-name="gr1" draw:text-style-name="P1" draw:layer="layout" svg:width="26.151cm" svg:height="15.455cm" svg:x="1.23cm" svg:y="0.138cm">
          <draw:image xlink:href="Pictures/10000001000004FA000002F17C11B9AA4771ADA8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3cm">
          <draw:image xlink:href="Pictures/10000001000004FA000002F1453E726C006EBF94.png" xlink:type="simple" xlink:show="embed" xlink:actuate="onLoad" draw:mime-type="image/png">
            <text:p/>
          </draw:image>
        </draw:frame>
        <draw:frame draw:style-name="gr1" draw:text-style-name="P1" draw:layer="layout" svg:width="26.2cm" svg:height="15.484cm" svg:x="1.2cm" svg:y="0.138cm">
          <draw:image xlink:href="Pictures/10000001000004FA000002F1FF80438C5146E314.png" xlink:type="simple" xlink:show="embed" xlink:actuate="onLoad" draw:mime-type="image/png">
            <text:p/>
          </draw:image>
        </draw:frame>
        <draw:frame draw:style-name="gr1" draw:text-style-name="P1" draw:layer="layout" svg:width="26.181cm" svg:height="15.473cm" svg:x="1.2cm" svg:y="0.138cm">
          <draw:image xlink:href="Pictures/10000001000004FA000002F1DCA4DA4E3D7A7D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4T16:21:20.304739292</meta:creation-date>
    <dc:date>2022-12-05T10:56:20.225000000</dc:date>
    <meta:editing-duration>PT22M47S</meta:editing-duration>
    <meta:editing-cycles>2</meta:editing-cycles>
    <meta:generator>LibreOffice/7.3.5.2$Windows_X86_64 LibreOffice_project/184fe81b8c8c30d8b5082578aee2fed2ea847c01</meta:generator>
    <meta:document-statistic meta:object-count="191"/>
  </office:meta>
</office:document-meta>
</file>